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  <table:table-cell office:value-type="string" calcext:value-type="string">
            <text:p>O16_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950158" calcext:value-type="float">
            <text:p>9.50E-06</text:p>
          </table:table-cell>
          <table:table-cell table:style-name="ce1" office:value-type="float" office:value="0.00000843202" calcext:value-type="float">
            <text:p>8.4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969829" calcext:value-type="float">
            <text:p>9.70E-06</text:p>
          </table:table-cell>
          <table:table-cell table:style-name="ce1" office:value-type="float" office:value="0.00000857234" calcext:value-type="float">
            <text:p>8.5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78529" calcext:value-type="float">
            <text:p>9.79E-06</text:p>
          </table:table-cell>
          <table:table-cell table:style-name="ce1" office:value-type="float" office:value="0.00000868168" calcext:value-type="float">
            <text:p>8.6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80812" calcext:value-type="float">
            <text:p>9.81E-06</text:p>
          </table:table-cell>
          <table:table-cell table:style-name="ce1" office:value-type="float" office:value="0.00000871751" calcext:value-type="float">
            <text:p>8.72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0098" calcext:value-type="float">
            <text:p>1.00E-05</text:p>
          </table:table-cell>
          <table:table-cell table:style-name="ce1" office:value-type="float" office:value="0.00000891889" calcext:value-type="float">
            <text:p>8.92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01634" calcext:value-type="float">
            <text:p>1.02E-05</text:p>
          </table:table-cell>
          <table:table-cell table:style-name="ce1" office:value-type="float" office:value="0.0000090679" calcext:value-type="float">
            <text:p>9.0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01285" calcext:value-type="float">
            <text:p>1.01E-05</text:p>
          </table:table-cell>
          <table:table-cell table:style-name="ce1" office:value-type="float" office:value="0.00000903122" calcext:value-type="float">
            <text:p>9.03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984759" calcext:value-type="float">
            <text:p>9.85E-06</text:p>
          </table:table-cell>
          <table:table-cell table:style-name="ce1" office:value-type="float" office:value="0.00000878691" calcext:value-type="float">
            <text:p>8.79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992534" calcext:value-type="float">
            <text:p>9.93E-06</text:p>
          </table:table-cell>
          <table:table-cell table:style-name="ce1" office:value-type="float" office:value="0.00000886615" calcext:value-type="float">
            <text:p>8.87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00261" calcext:value-type="float">
            <text:p>1.00E-05</text:p>
          </table:table-cell>
          <table:table-cell table:style-name="ce1" office:value-type="float" office:value="0.00000888874" calcext:value-type="float">
            <text:p>8.89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01652" calcext:value-type="float">
            <text:p>1.02E-05</text:p>
          </table:table-cell>
          <table:table-cell table:style-name="ce1" office:value-type="float" office:value="0.00000894445" calcext:value-type="float">
            <text:p>8.94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04504" calcext:value-type="float">
            <text:p>1.05E-05</text:p>
          </table:table-cell>
          <table:table-cell table:style-name="ce1" office:value-type="float" office:value="0.00000925211" calcext:value-type="float">
            <text:p>9.25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01941" calcext:value-type="float">
            <text:p>1.02E-05</text:p>
          </table:table-cell>
          <table:table-cell table:style-name="ce1" office:value-type="float" office:value="0.00000904064" calcext:value-type="float">
            <text:p>9.04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03524" calcext:value-type="float">
            <text:p>1.04E-05</text:p>
          </table:table-cell>
          <table:table-cell table:style-name="ce1" office:value-type="float" office:value="0.00000924329" calcext:value-type="float">
            <text:p>9.24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0354" calcext:value-type="float">
            <text:p>1.04E-05</text:p>
          </table:table-cell>
          <table:table-cell table:style-name="ce1" office:value-type="float" office:value="0.00000927719" calcext:value-type="float">
            <text:p>9.28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03044" calcext:value-type="float">
            <text:p>1.03E-05</text:p>
          </table:table-cell>
          <table:table-cell table:style-name="ce1" office:value-type="float" office:value="0.00000914867" calcext:value-type="float">
            <text:p>9.1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02319" calcext:value-type="float">
            <text:p>1.02E-05</text:p>
          </table:table-cell>
          <table:table-cell table:style-name="ce1" office:value-type="float" office:value="0.00000909997" calcext:value-type="float">
            <text:p>9.10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0293" calcext:value-type="float">
            <text:p>1.03E-05</text:p>
          </table:table-cell>
          <table:table-cell table:style-name="ce1" office:value-type="float" office:value="0.00000915987" calcext:value-type="float">
            <text:p>9.16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02196" calcext:value-type="float">
            <text:p>1.02E-05</text:p>
          </table:table-cell>
          <table:table-cell table:style-name="ce1" office:value-type="float" office:value="0.00000905674" calcext:value-type="float">
            <text:p>9.06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01152" calcext:value-type="float">
            <text:p>1.01E-05</text:p>
          </table:table-cell>
          <table:table-cell table:style-name="ce1" office:value-type="float" office:value="0.0000090385" calcext:value-type="float">
            <text:p>9.04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01235" calcext:value-type="float">
            <text:p>1.01E-05</text:p>
          </table:table-cell>
          <table:table-cell table:style-name="ce1" office:value-type="float" office:value="0.00000904489" calcext:value-type="float">
            <text:p>9.04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100968" calcext:value-type="float">
            <text:p>1.01E-05</text:p>
          </table:table-cell>
          <table:table-cell table:style-name="ce1" office:value-type="float" office:value="0.00000894169" calcext:value-type="float">
            <text:p>8.94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998024" calcext:value-type="float">
            <text:p>9.98E-06</text:p>
          </table:table-cell>
          <table:table-cell table:style-name="ce1" office:value-type="float" office:value="0.00000887031" calcext:value-type="float">
            <text:p>8.87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101082" calcext:value-type="float">
            <text:p>1.01E-05</text:p>
          </table:table-cell>
          <table:table-cell table:style-name="ce1" office:value-type="float" office:value="0.00000895795" calcext:value-type="float">
            <text:p>8.96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00551" calcext:value-type="float">
            <text:p>1.01E-05</text:p>
          </table:table-cell>
          <table:table-cell table:style-name="ce1" office:value-type="float" office:value="0.00000893865" calcext:value-type="float">
            <text:p>8.94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01019" calcext:value-type="float">
            <text:p>1.01E-05</text:p>
          </table:table-cell>
          <table:table-cell table:style-name="ce1" office:value-type="float" office:value="0.0000089964" calcext:value-type="float">
            <text:p>9.00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104707" calcext:value-type="float">
            <text:p>1.05E-05</text:p>
          </table:table-cell>
          <table:table-cell table:style-name="ce1" office:value-type="float" office:value="0.0000093454" calcext:value-type="float">
            <text:p>9.35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104609" calcext:value-type="float">
            <text:p>1.05E-05</text:p>
          </table:table-cell>
          <table:table-cell table:style-name="ce1" office:value-type="float" office:value="0.00000933487" calcext:value-type="float">
            <text:p>9.33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105669" calcext:value-type="float">
            <text:p>1.06E-05</text:p>
          </table:table-cell>
          <table:table-cell table:style-name="ce1" office:value-type="float" office:value="0.00000947985" calcext:value-type="float">
            <text:p>9.48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102123" calcext:value-type="float">
            <text:p>1.02E-05</text:p>
          </table:table-cell>
          <table:table-cell table:style-name="ce1" office:value-type="float" office:value="0.0000091847" calcext:value-type="float">
            <text:p>9.18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102569" calcext:value-type="float">
            <text:p>1.03E-05</text:p>
          </table:table-cell>
          <table:table-cell table:style-name="ce1" office:value-type="float" office:value="0.00000923863" calcext:value-type="float">
            <text:p>9.24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105006" calcext:value-type="float">
            <text:p>1.05E-05</text:p>
          </table:table-cell>
          <table:table-cell table:style-name="ce1" office:value-type="float" office:value="0.00000954097" calcext:value-type="float">
            <text:p>9.54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04099" calcext:value-type="float">
            <text:p>1.04E-05</text:p>
          </table:table-cell>
          <table:table-cell table:style-name="ce1" office:value-type="float" office:value="0.0000094475" calcext:value-type="float">
            <text:p>9.45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04044" calcext:value-type="float">
            <text:p>1.04E-05</text:p>
          </table:table-cell>
          <table:table-cell table:style-name="ce1" office:value-type="float" office:value="0.00000947701" calcext:value-type="float">
            <text:p>9.48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104599" calcext:value-type="float">
            <text:p>1.05E-05</text:p>
          </table:table-cell>
          <table:table-cell table:style-name="ce1" office:value-type="float" office:value="0.00000949603" calcext:value-type="float">
            <text:p>9.50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106809" calcext:value-type="float">
            <text:p>1.07E-05</text:p>
          </table:table-cell>
          <table:table-cell table:style-name="ce1" office:value-type="float" office:value="0.00000971791" calcext:value-type="float">
            <text:p>9.72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105834" calcext:value-type="float">
            <text:p>1.06E-05</text:p>
          </table:table-cell>
          <table:table-cell table:style-name="ce1" office:value-type="float" office:value="0.00000964194" calcext:value-type="float">
            <text:p>9.64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1045" calcext:value-type="float">
            <text:p>1.05E-05</text:p>
          </table:table-cell>
          <table:table-cell table:style-name="ce1" office:value-type="float" office:value="0.00000948793" calcext:value-type="float">
            <text:p>9.49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106782" calcext:value-type="float">
            <text:p>1.07E-05</text:p>
          </table:table-cell>
          <table:table-cell table:style-name="ce1" office:value-type="float" office:value="0.00000971453" calcext:value-type="float">
            <text:p>9.71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103132" calcext:value-type="float">
            <text:p>1.03E-05</text:p>
          </table:table-cell>
          <table:table-cell table:style-name="ce1" office:value-type="float" office:value="0.00000948787" calcext:value-type="float">
            <text:p>9.49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10332" calcext:value-type="float">
            <text:p>1.03E-05</text:p>
          </table:table-cell>
          <table:table-cell table:style-name="ce1" office:value-type="float" office:value="0.00000957348" calcext:value-type="float">
            <text:p>9.57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101843" calcext:value-type="float">
            <text:p>1.02E-05</text:p>
          </table:table-cell>
          <table:table-cell table:style-name="ce1" office:value-type="float" office:value="0.00000934474" calcext:value-type="float">
            <text:p>9.34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105228" calcext:value-type="float">
            <text:p>1.05E-05</text:p>
          </table:table-cell>
          <table:table-cell table:style-name="ce1" office:value-type="float" office:value="0.00000962683" calcext:value-type="float">
            <text:p>9.63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10701" calcext:value-type="float">
            <text:p>1.07E-05</text:p>
          </table:table-cell>
          <table:table-cell table:style-name="ce1" office:value-type="float" office:value="0.00000994433" calcext:value-type="float">
            <text:p>9.94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00547" calcext:value-type="float">
            <text:p>1.01E-05</text:p>
          </table:table-cell>
          <table:table-cell table:style-name="ce1" office:value-type="float" office:value="0.00000937372" calcext:value-type="float">
            <text:p>9.37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01161" calcext:value-type="float">
            <text:p>1.01E-05</text:p>
          </table:table-cell>
          <table:table-cell table:style-name="ce1" office:value-type="float" office:value="0.00000945442" calcext:value-type="float">
            <text:p>9.45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05723" calcext:value-type="float">
            <text:p>1.06E-05</text:p>
          </table:table-cell>
          <table:table-cell table:style-name="ce1" office:value-type="float" office:value="0.00000994468" calcext:value-type="float">
            <text:p>9.94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00964" calcext:value-type="float">
            <text:p>1.01E-05</text:p>
          </table:table-cell>
          <table:table-cell table:style-name="ce1" office:value-type="float" office:value="0.00000957021" calcext:value-type="float">
            <text:p>9.57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988902" calcext:value-type="float">
            <text:p>9.89E-06</text:p>
          </table:table-cell>
          <table:table-cell table:style-name="ce1" office:value-type="float" office:value="0.00000942391" calcext:value-type="float">
            <text:p>9.42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0073" calcext:value-type="float">
            <text:p>1.01E-05</text:p>
          </table:table-cell>
          <table:table-cell table:style-name="ce1" office:value-type="float" office:value="0.00000977256" calcext:value-type="float">
            <text:p>9.77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25527" calcext:value-type="float">
            <text:p>1.26E-05</text:p>
          </table:table-cell>
          <table:table-cell table:style-name="ce1" office:value-type="float" office:value="0.0000124263" calcext:value-type="float">
            <text:p>1.24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126186" calcext:value-type="float">
            <text:p>1.26E-05</text:p>
          </table:table-cell>
          <table:table-cell table:style-name="ce1" office:value-type="float" office:value="0.0000124739" calcext:value-type="float">
            <text:p>1.25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8879" calcext:value-type="float">
            <text:p>1.09E-06</text:p>
          </table:table-cell>
          <table:table-cell table:style-name="ce1" office:value-type="float" office:value="0.000000975152" calcext:value-type="float">
            <text:p>9.75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129398" calcext:value-type="float">
            <text:p>1.29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14553" calcext:value-type="float">
            <text:p>1.46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804899" calcext:value-type="float">
            <text:p>8.05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440901" calcext:value-type="float">
            <text:p>4.4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28559" calcext:value-type="float">
            <text:p>2.8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306296" calcext:value-type="float">
            <text:p>3.0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308908" calcext:value-type="float">
            <text:p>3.0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323878" calcext:value-type="float">
            <text:p>3.2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33634" calcext:value-type="float">
            <text:p>3.3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349508" calcext:value-type="float">
            <text:p>3.50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371982" calcext:value-type="float">
            <text:p>3.7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205535" calcext:value-type="float">
            <text:p>2.0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222253" calcext:value-type="float">
            <text:p>2.2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245787" calcext:value-type="float">
            <text:p>2.4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213516" calcext:value-type="float">
            <text:p>2.1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224165" calcext:value-type="float">
            <text:p>2.2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266636" calcext:value-type="float">
            <text:p>2.6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402162" calcext:value-type="float">
            <text:p>4.0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17838" calcext:value-type="float">
            <text:p>1.7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174061" calcext:value-type="float">
            <text:p>1.7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183795" calcext:value-type="float">
            <text:p>1.8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168797" calcext:value-type="float">
            <text:p>1.6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172213" calcext:value-type="float">
            <text:p>1.7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179609" calcext:value-type="float">
            <text:p>1.80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188268" calcext:value-type="float">
            <text:p>1.8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198037" calcext:value-type="float">
            <text:p>1.9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213253" calcext:value-type="float">
            <text:p>2.1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236469" calcext:value-type="float">
            <text:p>2.3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271439" calcext:value-type="float">
            <text:p>2.7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415721" calcext:value-type="float">
            <text:p>4.1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186578" calcext:value-type="float">
            <text:p>1.8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18155" calcext:value-type="float">
            <text:p>1.8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173454" calcext:value-type="float">
            <text:p>1.7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19066" calcext:value-type="float">
            <text:p>1.9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201968" calcext:value-type="float">
            <text:p>2.0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221954" calcext:value-type="float">
            <text:p>2.2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262736" calcext:value-type="float">
            <text:p>2.6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38779" calcext:value-type="float">
            <text:p>3.8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449815" calcext:value-type="float">
            <text:p>4.50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112925" calcext:value-type="float">
            <text:p>1.1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116931" calcext:value-type="float">
            <text:p>1.1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11927" calcext:value-type="float">
            <text:p>1.1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12875" calcext:value-type="float">
            <text:p>1.2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132903" calcext:value-type="float">
            <text:p>1.3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152631" calcext:value-type="float">
            <text:p>1.5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129228" calcext:value-type="float">
            <text:p>1.2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138042" calcext:value-type="float">
            <text:p>1.3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339382" calcext:value-type="float">
            <text:p>3.3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0188219" calcext:value-type="float">
            <text:p>1.8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0201779" calcext:value-type="float">
            <text:p>2.02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372645" calcext:value-type="float">
            <text:p>3.7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159307" calcext:value-type="float">
            <text:p>1.5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212763" calcext:value-type="float">
            <text:p>2.1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0244641" calcext:value-type="float">
            <text:p>2.45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0605519" calcext:value-type="float">
            <text:p>6.0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00743787" calcext:value-type="float">
            <text:p>7.4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0593991" calcext:value-type="float">
            <text:p>5.9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00483506" calcext:value-type="float">
            <text:p>4.8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00480299" calcext:value-type="float">
            <text:p>4.8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0495338" calcext:value-type="float">
            <text:p>4.9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0534216" calcext:value-type="float">
            <text:p>5.3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055824" calcext:value-type="float">
            <text:p>5.5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00608412" calcext:value-type="float">
            <text:p>6.0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0815522" calcext:value-type="float">
            <text:p>8.1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051423" calcext:value-type="float">
            <text:p>5.1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0586026" calcext:value-type="float">
            <text:p>5.8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047534" calcext:value-type="float">
            <text:p>4.7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037932" calcext:value-type="float">
            <text:p>3.7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0291522" calcext:value-type="float">
            <text:p>2.9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0276228" calcext:value-type="float">
            <text:p>2.7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27387" calcext:value-type="float">
            <text:p>2.7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266674" calcext:value-type="float">
            <text:p>2.6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308537" calcext:value-type="float">
            <text:p>3.0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299016" calcext:value-type="float">
            <text:p>2.9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301632" calcext:value-type="float">
            <text:p>3.0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300969" calcext:value-type="float">
            <text:p>3.0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29912" calcext:value-type="float">
            <text:p>2.9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32469" calcext:value-type="float">
            <text:p>3.2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32239" calcext:value-type="float">
            <text:p>3.2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318964" calcext:value-type="float">
            <text:p>3.1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312365" calcext:value-type="float">
            <text:p>3.1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340303" calcext:value-type="float">
            <text:p>3.4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348465" calcext:value-type="float">
            <text:p>3.4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367557" calcext:value-type="float">
            <text:p>3.6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0347847" calcext:value-type="float">
            <text:p>3.4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0357073" calcext:value-type="float">
            <text:p>3.5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0369166" calcext:value-type="float">
            <text:p>3.6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038973" calcext:value-type="float">
            <text:p>3.9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0438068" calcext:value-type="float">
            <text:p>4.3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0455485" calcext:value-type="float">
            <text:p>4.5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0301839" calcext:value-type="float">
            <text:p>3.0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0284907" calcext:value-type="float">
            <text:p>2.8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040557" calcext:value-type="float">
            <text:p>4.0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0519392" calcext:value-type="float">
            <text:p>5.1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0334629" calcext:value-type="float">
            <text:p>3.3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032367" calcext:value-type="float">
            <text:p>3.2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030786" calcext:value-type="float">
            <text:p>3.0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0337687" calcext:value-type="float">
            <text:p>3.3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0326805" calcext:value-type="float">
            <text:p>3.2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0345702" calcext:value-type="float">
            <text:p>3.4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034792" calcext:value-type="float">
            <text:p>3.4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036482" calcext:value-type="float">
            <text:p>3.6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0381496" calcext:value-type="float">
            <text:p>3.8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0425427" calcext:value-type="float">
            <text:p>4.2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0416234" calcext:value-type="float">
            <text:p>4.1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0453309" calcext:value-type="float">
            <text:p>4.5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137551" calcext:value-type="float">
            <text:p>1.3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0491575" calcext:value-type="float">
            <text:p>4.9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0343783" calcext:value-type="float">
            <text:p>3.4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0368521" calcext:value-type="float">
            <text:p>3.6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0385587" calcext:value-type="float">
            <text:p>3.8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0406033" calcext:value-type="float">
            <text:p>4.0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0468645" calcext:value-type="float">
            <text:p>4.6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0608503" calcext:value-type="float">
            <text:p>6.0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0401717" calcext:value-type="float">
            <text:p>4.0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0365363" calcext:value-type="float">
            <text:p>3.6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0181517" calcext:value-type="float">
            <text:p>1.8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0195" calcext:value-type="float">
            <text:p>1.9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0196494" calcext:value-type="float">
            <text:p>1.9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0217161" calcext:value-type="float">
            <text:p>2.1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0195357" calcext:value-type="float">
            <text:p>1.9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0197194" calcext:value-type="float">
            <text:p>1.9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0212385" calcext:value-type="float">
            <text:p>2.1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0226627" calcext:value-type="float">
            <text:p>2.2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0225843" calcext:value-type="float">
            <text:p>2.2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0235346" calcext:value-type="float">
            <text:p>2.3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0250896" calcext:value-type="float">
            <text:p>2.5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0239434" calcext:value-type="float">
            <text:p>2.3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0265873" calcext:value-type="float">
            <text:p>2.6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029589" calcext:value-type="float">
            <text:p>2.9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0385465" calcext:value-type="float">
            <text:p>3.8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0179919" calcext:value-type="float">
            <text:p>1.8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0174629" calcext:value-type="float">
            <text:p>1.7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016179" calcext:value-type="float">
            <text:p>1.6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0167515" calcext:value-type="float">
            <text:p>1.6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0181974" calcext:value-type="float">
            <text:p>1.8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0228535" calcext:value-type="float">
            <text:p>2.2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0221025" calcext:value-type="float">
            <text:p>2.2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0239874" calcext:value-type="float">
            <text:p>2.4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0255034" calcext:value-type="float">
            <text:p>2.5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026755" calcext:value-type="float">
            <text:p>2.6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0251836" calcext:value-type="float">
            <text:p>2.5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02618" calcext:value-type="float">
            <text:p>2.6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0272233" calcext:value-type="float">
            <text:p>2.7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029198" calcext:value-type="float">
            <text:p>2.9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0305314" calcext:value-type="float">
            <text:p>3.0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0319303" calcext:value-type="float">
            <text:p>3.1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0380225" calcext:value-type="float">
            <text:p>3.8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042184" calcext:value-type="float">
            <text:p>4.2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0211574" calcext:value-type="float">
            <text:p>2.1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0206769" calcext:value-type="float">
            <text:p>2.0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0230392" calcext:value-type="float">
            <text:p>2.3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0230211" calcext:value-type="float">
            <text:p>2.3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0241174" calcext:value-type="float">
            <text:p>2.4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0284078" calcext:value-type="float">
            <text:p>2.8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0320698" calcext:value-type="float">
            <text:p>3.2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0384432" calcext:value-type="float">
            <text:p>3.8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0291748" calcext:value-type="float">
            <text:p>2.9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0130243" calcext:value-type="float">
            <text:p>1.3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0116619" calcext:value-type="float">
            <text:p>1.1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0118861" calcext:value-type="float">
            <text:p>1.1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0128195" calcext:value-type="float">
            <text:p>1.2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012541" calcext:value-type="float">
            <text:p>1.2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0140474" calcext:value-type="float">
            <text:p>1.4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0131446" calcext:value-type="float">
            <text:p>1.3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0130749" calcext:value-type="float">
            <text:p>1.3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0127088" calcext:value-type="float">
            <text:p>1.2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0132478" calcext:value-type="float">
            <text:p>1.3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0127513" calcext:value-type="float">
            <text:p>1.2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0124971" calcext:value-type="float">
            <text:p>1.2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144616" calcext:value-type="float">
            <text:p>1.4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137936" calcext:value-type="float">
            <text:p>1.3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122438" calcext:value-type="float">
            <text:p>1.2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137734" calcext:value-type="float">
            <text:p>1.3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134053" calcext:value-type="float">
            <text:p>1.3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144019" calcext:value-type="float">
            <text:p>1.4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132887" calcext:value-type="float">
            <text:p>1.3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141277" calcext:value-type="float">
            <text:p>1.4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138728" calcext:value-type="float">
            <text:p>1.3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142868" calcext:value-type="float">
            <text:p>1.4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151659" calcext:value-type="float">
            <text:p>1.5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152932" calcext:value-type="float">
            <text:p>1.5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145145" calcext:value-type="float">
            <text:p>1.4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151992" calcext:value-type="float">
            <text:p>1.5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016036" calcext:value-type="float">
            <text:p>1.6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0158196" calcext:value-type="float">
            <text:p>1.5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0157518" calcext:value-type="float">
            <text:p>1.5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0156475" calcext:value-type="float">
            <text:p>1.5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0160718" calcext:value-type="float">
            <text:p>1.6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0181163" calcext:value-type="float">
            <text:p>1.8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023454" calcext:value-type="float">
            <text:p>2.3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031076" calcext:value-type="float">
            <text:p>3.1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0349567" calcext:value-type="float">
            <text:p>3.5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0389007" calcext:value-type="float">
            <text:p>3.8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0171522" calcext:value-type="float">
            <text:p>1.7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0204999" calcext:value-type="float">
            <text:p>2.0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018947" calcext:value-type="float">
            <text:p>1.8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2013" calcext:value-type="float">
            <text:p>2.0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0192997" calcext:value-type="float">
            <text:p>1.9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0205614" calcext:value-type="float">
            <text:p>2.0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0208735" calcext:value-type="float">
            <text:p>2.0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0221239" calcext:value-type="float">
            <text:p>2.2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0222687" calcext:value-type="float">
            <text:p>2.2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0242822" calcext:value-type="float">
            <text:p>2.4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0283828" calcext:value-type="float">
            <text:p>2.8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0396401" calcext:value-type="float">
            <text:p>3.9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0177803" calcext:value-type="float">
            <text:p>1.7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0164943" calcext:value-type="float">
            <text:p>1.6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178353" calcext:value-type="float">
            <text:p>1.78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0184976" calcext:value-type="float">
            <text:p>1.8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0194373" calcext:value-type="float">
            <text:p>1.9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020006" calcext:value-type="float">
            <text:p>2.00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0217066" calcext:value-type="float">
            <text:p>2.1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0251675" calcext:value-type="float">
            <text:p>2.5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0291937" calcext:value-type="float">
            <text:p>2.9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0394633" calcext:value-type="float">
            <text:p>3.9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012157" calcext:value-type="float">
            <text:p>1.2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0131317" calcext:value-type="float">
            <text:p>1.31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014892" calcext:value-type="float">
            <text:p>1.4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0155651" calcext:value-type="float">
            <text:p>1.5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0201914" calcext:value-type="float">
            <text:p>2.0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0241942" calcext:value-type="float">
            <text:p>2.4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00556808" calcext:value-type="float">
            <text:p>5.5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00427109" calcext:value-type="float">
            <text:p>4.2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00725979" calcext:value-type="float">
            <text:p>7.2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00658919" calcext:value-type="float">
            <text:p>6.59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00593778" calcext:value-type="float">
            <text:p>5.9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00537181" calcext:value-type="float">
            <text:p>5.3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00726916" calcext:value-type="float">
            <text:p>7.2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00708106" calcext:value-type="float">
            <text:p>7.0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00545784" calcext:value-type="float">
            <text:p>5.4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00713848" calcext:value-type="float">
            <text:p>7.1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0051341" calcext:value-type="float">
            <text:p>5.1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00457165" calcext:value-type="float">
            <text:p>4.5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00472144" calcext:value-type="float">
            <text:p>4.7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00587357" calcext:value-type="float">
            <text:p>5.8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00452581" calcext:value-type="float">
            <text:p>4.5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00495603" calcext:value-type="float">
            <text:p>4.9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00529598" calcext:value-type="float">
            <text:p>5.30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00502942" calcext:value-type="float">
            <text:p>5.0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00493583" calcext:value-type="float">
            <text:p>4.9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00631035" calcext:value-type="float">
            <text:p>6.3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00512012" calcext:value-type="float">
            <text:p>5.1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00484771" calcext:value-type="float">
            <text:p>4.85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00480533" calcext:value-type="float">
            <text:p>4.8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00720967" calcext:value-type="float">
            <text:p>7.2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0185023" calcext:value-type="float">
            <text:p>1.85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00537325" calcext:value-type="float">
            <text:p>5.3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00602236" calcext:value-type="float">
            <text:p>6.0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00514495" calcext:value-type="float">
            <text:p>5.1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00655954" calcext:value-type="float">
            <text:p>6.5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00612652" calcext:value-type="float">
            <text:p>6.1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00748882" calcext:value-type="float">
            <text:p>7.49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005485" calcext:value-type="float">
            <text:p>5.49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00542589" calcext:value-type="float">
            <text:p>5.4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00678334" calcext:value-type="float">
            <text:p>6.7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00577619" calcext:value-type="float">
            <text:p>5.7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00705654" calcext:value-type="float">
            <text:p>7.0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00600917" calcext:value-type="float">
            <text:p>6.0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00733042" calcext:value-type="float">
            <text:p>7.3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00709555" calcext:value-type="float">
            <text:p>7.10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00776914" calcext:value-type="float">
            <text:p>7.7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00808282" calcext:value-type="float">
            <text:p>8.0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0758169" calcext:value-type="float">
            <text:p>7.5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0853568" calcext:value-type="float">
            <text:p>8.5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00858369" calcext:value-type="float">
            <text:p>8.5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00941687" calcext:value-type="float">
            <text:p>9.4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00944259" calcext:value-type="float">
            <text:p>9.4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112724" calcext:value-type="float">
            <text:p>1.1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0126223" calcext:value-type="float">
            <text:p>1.26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0179193" calcext:value-type="float">
            <text:p>1.7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0148896" calcext:value-type="float">
            <text:p>1.4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00234386" calcext:value-type="float">
            <text:p>2.3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00255585" calcext:value-type="float">
            <text:p>2.5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00203916" calcext:value-type="float">
            <text:p>2.0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00154079" calcext:value-type="float">
            <text:p>1.5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00203053" calcext:value-type="float">
            <text:p>2.0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00232628" calcext:value-type="float">
            <text:p>2.3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0175955" calcext:value-type="float">
            <text:p>1.7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00291247" calcext:value-type="float">
            <text:p>2.9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0022829" calcext:value-type="float">
            <text:p>2.2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00182483" calcext:value-type="float">
            <text:p>1.8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00075623" calcext:value-type="float">
            <text:p>7.56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000840453" calcext:value-type="float">
            <text:p>8.40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00190455" calcext:value-type="float">
            <text:p>1.90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00102428" calcext:value-type="float">
            <text:p>1.0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000840904" calcext:value-type="float">
            <text:p>8.4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00160795" calcext:value-type="float">
            <text:p>1.6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00068223" calcext:value-type="float">
            <text:p>6.8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000757376" calcext:value-type="float">
            <text:p>7.5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00124956" calcext:value-type="float">
            <text:p>1.25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000959946" calcext:value-type="float">
            <text:p>9.60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000955348" calcext:value-type="float">
            <text:p>9.55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000948709" calcext:value-type="float">
            <text:p>9.4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00660759" calcext:value-type="float">
            <text:p>6.6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00909701" calcext:value-type="float">
            <text:p>9.10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0074816" calcext:value-type="float">
            <text:p>7.4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010408" calcext:value-type="float">
            <text:p>1.0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000818235" calcext:value-type="float">
            <text:p>8.1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00986761" calcext:value-type="float">
            <text:p>9.8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00896926" calcext:value-type="float">
            <text:p>8.9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0101527" calcext:value-type="float">
            <text:p>1.0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00722095" calcext:value-type="float">
            <text:p>7.2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0222284" calcext:value-type="float">
            <text:p>2.2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0085628" calcext:value-type="float">
            <text:p>8.56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00779562" calcext:value-type="float">
            <text:p>7.80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0100269" calcext:value-type="float">
            <text:p>1.00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00947689" calcext:value-type="float">
            <text:p>9.4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0068135" calcext:value-type="float">
            <text:p>6.8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00827959" calcext:value-type="float">
            <text:p>8.2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0125846" calcext:value-type="float">
            <text:p>1.2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0140926" calcext:value-type="float">
            <text:p>1.4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0097582" calcext:value-type="float">
            <text:p>9.76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00953632" calcext:value-type="float">
            <text:p>9.54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00808187" calcext:value-type="float">
            <text:p>8.0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00731985" calcext:value-type="float">
            <text:p>7.3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00717466" calcext:value-type="float">
            <text:p>7.1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00725059" calcext:value-type="float">
            <text:p>7.25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0106203" calcext:value-type="float">
            <text:p>1.06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0107571" calcext:value-type="float">
            <text:p>1.0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00914899" calcext:value-type="float">
            <text:p>9.15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000789596" calcext:value-type="float">
            <text:p>7.90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00103027" calcext:value-type="float">
            <text:p>1.0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0102387" calcext:value-type="float">
            <text:p>1.0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00676827" calcext:value-type="float">
            <text:p>6.7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00972155" calcext:value-type="float">
            <text:p>9.7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000769232" calcext:value-type="float">
            <text:p>7.6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0106601" calcext:value-type="float">
            <text:p>1.0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000777933" calcext:value-type="float">
            <text:p>7.7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00841441" calcext:value-type="float">
            <text:p>8.4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0139214" calcext:value-type="float">
            <text:p>1.39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0133943" calcext:value-type="float">
            <text:p>1.34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00856134" calcext:value-type="float">
            <text:p>8.56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0069226" calcext:value-type="float">
            <text:p>6.9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00698615" calcext:value-type="float">
            <text:p>6.9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0089154" calcext:value-type="float">
            <text:p>8.92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0278271" calcext:value-type="float">
            <text:p>2.7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0141147" calcext:value-type="float">
            <text:p>1.41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0078114" calcext:value-type="float">
            <text:p>7.8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00678862" calcext:value-type="float">
            <text:p>6.7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00102858" calcext:value-type="float">
            <text:p>1.0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000886314" calcext:value-type="float">
            <text:p>8.86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000716947" calcext:value-type="float">
            <text:p>7.1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00918433" calcext:value-type="float">
            <text:p>9.18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0154985" calcext:value-type="float">
            <text:p>1.55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0079747" calcext:value-type="float">
            <text:p>7.97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0126691" calcext:value-type="float">
            <text:p>1.27E-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0:12:35.390932907</meta:creation-date>
    <meta:generator>LibreOffice/7.3.7.2$Linux_X86_64 LibreOffice_project/30$Build-2</meta:generator>
    <dc:date>2023-04-28T12:41:56.123614305</dc:date>
    <meta:editing-duration>P2DT10H10M</meta:editing-duration>
    <meta:editing-cycles>74</meta:editing-cycles>
    <meta:document-statistic meta:table-count="1" meta:cell-count="1203" meta:object-count="0"/>
  </office:meta>
</office:document-meta>
</file>